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Modify (Input)</text:p>
          </table:table-cell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Formula in column le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[.$B$1]" office:value-type="float" office:value="45" calcext:value-type="float">
            <text:p>45</text:p>
          </table:table-cell>
          <table:table-cell table:formula="of:=FORMULA([.B2])" office:value-type="string" office:string-value="=A2*$B$1" calcext:value-type="string">
            <text:p>=A2*$B$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$B$1]" office:value-type="float" office:value="90" calcext:value-type="float">
            <text:p>90</text:p>
          </table:table-cell>
          <table:table-cell table:formula="of:=FORMULA([.B3])" office:value-type="string" office:string-value="=A3*$B$1" calcext:value-type="string">
            <text:p>=A3*$B$1</text:p>
          </table:table-cell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4" table:formula="of:=SUM([.B2:.B3])" office:value-type="float" office:value="135" calcext:value-type="float">
            <text:p>135</text:p>
          </table:table-cell>
          <table:table-cell table:formula="of:=FORMULA([.B4])" office:value-type="string" office:string-value="=SUM(B2:B3)" calcext:value-type="string">
            <text:p>=SUM(B2:B3)</text:p>
          </table:table-cell>
        </table:table-row>
        <table:table-row table:style-name="ro1">
          <table:table-cell/>
          <table:table-cell table:formula="of:=TEXT([.B4]; &quot;000.00&quot;)" office:value-type="string" office:string-value="135.00" calcext:value-type="string">
            <text:p>135.00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2:04:07.440739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5T14:38:04.265132873</meta:creation-date>
    <dc:date>2021-02-07T22:06:41.963105190</dc:date>
    <meta:editing-duration>PT12M58S</meta:editing-duration>
    <meta:editing-cycles>4</meta:editing-cycles>
    <meta:generator>LibreOfficeDev/7.2.0.0.alpha0$Linux_X86_64 LibreOffice_project/faadf530c22d1874640936b8554845d7ff36f263</meta:generator>
    <meta:document-statistic meta:table-count="1" meta:cell-count="13" meta:object-count="0"/>
  </office:meta>
</office:document-meta>
</file>